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E CONSEGUENZE DELLA PRIMA GUERRA MONDIALE</text:p>
      <text:p text:style-name="P3"/>
      <text:p text:style-name="P3"/>
      <text:p text:style-name="P4"/>
      <text:p text:style-name="P8">La conseguenza della fine della Guerra fu <text:span text:style-name="T5">la fine di tutti gli imperi.</text:span></text:p>
      <text:p text:style-name="P8"/>
      <text:p text:style-name="P8">Le ferite più grandi erano di carattere psicologico:</text:p>
      <text:p text:style-name="P9">L'attesa della battaglia</text:p>
      <text:p text:style-name="P9">Il suono delle esplosioni, dei proiettili.</text:p>
      <text:p text:style-name="P9">Infatti le persone soffrivano spesso di malattie mentali.</text:p>
      <text:p text:style-name="P9">Ci furono anche molti episodi di simulazione di queste malattie psicologiche, per cercare di fuggire dalla Guerra.</text:p>
      <text:p text:style-name="P9"/>
      <text:p text:style-name="P8">Il reinserimento delle persone nella società dopo la guerra è stato difficile per i soldati.</text:p>
      <text:p text:style-name="P9"/>
      <text:p text:style-name="P10"><text:span text:style-name="T6">Gli </text:span><text:span text:style-name="T5">unici vincitori furono le industrie:</text:span></text:p>
      <text:p text:style-name="P9">Per esempio le industrie di macchine o di chimica.</text:p>
      <text:p text:style-name="P9"/>
      <text:p text:style-name="P9"/>
      <text:p text:style-name="P9">Nelle varie regioni di Italia si parlavano solo dialetti e quindi la maggioranza della gente non sapeva l'Italiano. </text:p>
      <text:p text:style-name="P10"><text:span text:style-name="T3">Al fronte per la prima volta si trovarono fianco a fianco soldati di diverse regioni che hanno dovuto comunicare tramite un unica lingua</text:span><text:span text:style-name="T6">, quindi la Grande Guerra diede luogo a questa occasione positiva di imparare a comunicare tra regioni diverse.</text:span></text:p>
      <text:p text:style-name="P9"/>
      <text:p text:style-name="P1"/>
      <text:p text:style-name="P1"/>
      <text:p text:style-name="P11">I trattati di pace</text:p>
      <text:p text:style-name="P1"/>
      <text:p text:style-name="P9">Solo i paesi vincitori parteciparono alle conferenze per spartirsi i territori.</text:p>
      <text:p text:style-name="P9"/>
      <text:p text:style-name="P9">I trattati di pace furono 5:</text:p>
      <text:p text:style-name="P10"><text:span text:style-name="T6">Il </text:span><text:span text:style-name="T5">trattato di Versailles</text:span><text:span text:style-name="T6"> fu firmato con la Germania</text:span></text:p>
      <text:p text:style-name="P9">Il trattato di <text:span text:style-name="T5">saint-germain</text:span> con l'Austria</text:p>
      <text:p text:style-name="P9">Il trattato di <text:span text:style-name="T5">Sevres</text:span> con l'Impero Ottomano.</text:p>
      <text:p text:style-name="P9">Il trattato di<text:span text:style-name="T5"> Noury</text:span> stabiliva il nuovo stato-nazionale della Bulgaria.</text:p>
      <text:p text:style-name="P9">Il trattao di <text:span text:style-name="T5">Trainon </text:span>stabiliva l'indipendenza dell'Ungheria</text:p>
      <text:p text:style-name="P9"/>
      <text:p text:style-name="P10"><text:span text:style-name="T6">I principi del presidente Wilson dovevano servire come </text:span><text:span text:style-name="T5">principi guida</text:span><text:span text:style-name="T6">.</text:span></text:p>
      <text:p text:style-name="P10"><text:span text:style-name="T6">Ma di fatto non furono rispettati principi come l'</text:span><text:span text:style-name="T5">autodeterminazione dei popoli</text:span><text:span text:style-name="T6">, come nel caso dell'</text:span><text:span text:style-name="T4">Impero ottoman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Trattato di Versailles (28 Giugno 1919):</text:p>
      <text:p text:style-name="P7">Fu costretta a cedere tutte le colonie in Africa.</text:p>
      <text:p text:style-name="P7">Restituì l'Alsazia-Lorena alla Francia.</text:p>
      <text:p text:style-name="P7">Lo Schleswig alla Danimarca.</text:p>
      <text:p text:style-name="P7">Restituì dei territori al Belgio.</text:p>
      <text:p text:style-name="P7">Una parte di territorio alla Danimarca.</text:p>
      <text:p text:style-name="P7">Perde la Posnania.</text:p>
      <text:p text:style-name="P7">Venne demilitarizzata la zona della Renania.</text:p>
      <text:p text:style-name="P7">Un corridoio divide la Germania in due parti diede accesso al mare alla Polonia.</text:p>
      <text:p text:style-name="P7">La zona della Saar (molto ricca di risorse) fu ceduta alla Francia per 15 anni.</text:p>
      <text:p text:style-name="P7"/>
      <text:p text:style-name="P7">Gli venne limitato molto l'esercito e la flotta.</text:p>
      <text:p text:style-name="P7">La Germania dovette riconoscersi come principale responsabile del conflitto e come risarcimento doveva pagare in 30 anni una cifra esorbitante.</text:p>
      <text:p text:style-name="P6"/>
      <text:p text:style-name="P6"/>
      <text:p text:style-name="P5"><text:span text:style-name="T2">T</text:span><text:span text:style-name="T2">rattato di saint-german:</text:span></text:p>
      <text:p text:style-name="P7">L'Austria divenne un paese autonomo.</text:p>
      <text:p text:style-name="P7">L'Ungheria divenne un paese autonomo.</text:p>
      <text:p text:style-name="P7">Alcuni paesi del vecchio impero diedero vita al nuovo Stato della Ceco-slovacchia.</text:p>
      <text:p text:style-name="P7">Vennero riuniti i paesi dei balcani.</text:p>
      <text:p text:style-name="P7">L'Italia riottene Istria, Trieste, il Trentino e l'alto Adige.</text:p>
      <text:p text:style-name="P9"><text:span text:style-name="T2">La Jugoslavia ottenne la città di fiume </text:span><text:span text:style-name="T1">e un altra cosa.</text:span></text:p>
      <text:p text:style-name="P7"/>
      <text:p text:style-name="P6">Trattato di neuilly</text:p>
      <text:p text:style-name="P7">la Bulgaria divenne uno Stato nazionale autonomo e cedette diversi territori.</text:p>
      <text:p text:style-name="P7"/>
      <text:p text:style-name="P6">Trattato di Sevres</text:p>
      <text:p text:style-name="P7">Solo la Turchia divenne uno Stato nazionale autonomo.</text:p>
      <text:p text:style-name="P7">Tutti gli altri territori dovevano diventare autonomi (per il principio di Wilson e le promesse fatte) ma di fatto vennero spartiti tra Francia e Gran Bretagna.</text:p>
      <text:p text:style-name="P7"/>
      <text:p text:style-name="P7"/>
      <text:p text:style-name="P6">Trattato di Trianon:</text:p>
      <text:p text:style-name="P7">Sancisce l'indipendenza della nuova Repubblica ungherese.</text:p>
      <text:p text:style-name="P7"/>
      <text:p text:style-name="P7"/>
      <text:p text:style-name="P9"><text:span text:style-name="T1">Il principio dell'autoderminazione dei popoli </text:span><text:span text:style-name="T1">in diversi casi</text:span><text:span text:style-name="T1"> non fu rispettato</text:span><text:span text:style-name="T2">, basta vedere i nuovi stati della Iugoslavia e la ceco-slovacchia, all'interno di questi stati venivano racchiusi diversi popoli.</text:span></text:p>
      <text:p text:style-name="P7"/>
      <text:p text:style-name="P7">La dalmazia, in virtù dell'autodeterminazione dei popoli, non venne ottenuta dall'Italia come era previsto dal Patto di Londra, perchè il popolo al suo interno non si sentiva italiano.</text:p>
      <text:p text:style-name="P7">Per questo motivo, anche se l'Italia riottenne territori come il Trentino, l'alto Adige, la città di Trieste e Istria, gli italiani considerano la loro ricompensa come una vittoria mutilata.</text:p>
      <text:p text:style-name="P7"/>
      <text:p text:style-name="P7"/>
      <text:p text:style-name="P7">I sudeti avevano un territorio popolato da tedeschi che vennero però inglobati nella ceco-<text:soft-page-break/>slovacchia.</text:p>
      <text:p text:style-name="P7"/>
      <text:p text:style-name="P7"/>
      <text:p text:style-name="P9"><text:span text:style-name="T1">I nuovi stati-nazionali</text:span><text:span text:style-name="T2"> furono: Estonia, Lettonia, Lituania e la Polon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3M25S</meta:editing-duration>
    <meta:editing-cycles>10</meta:editing-cycles>
    <meta:generator>OpenOffice/4.1.3$Win32 OpenOffice.org_project/413m1$Build-9783</meta:generator>
    <dc:date>2017-11-02T19:58:34.12</dc:date>
    <dc:creator>Cristian Borelli</dc:creator>
    <meta:document-statistic meta:table-count="0" meta:image-count="0" meta:object-count="0" meta:page-count="3" meta:paragraph-count="53" meta:word-count="556" meta:character-count="3661"/>
    <meta:user-defined meta:name="Info 1"/>
    <meta:user-defined meta:name="Info 2"/>
    <meta:user-defined meta:name="Info 3"/>
    <meta:user-defined meta:name="Info 4"/>
  </office:meta>
</office:document-meta>
</file>